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05f" officeooo:paragraph-rsid="0015005f"/>
    </style:style>
    <style:style style:name="P2" style:family="paragraph" style:parent-style-name="Standard">
      <style:text-properties officeooo:paragraph-rsid="001928ff"/>
    </style:style>
    <style:style style:name="P3" style:family="paragraph" style:parent-style-name="Standard">
      <style:text-properties officeooo:rsid="001928ff" officeooo:paragraph-rsid="001928ff"/>
    </style:style>
    <style:style style:name="P4" style:family="paragraph" style:parent-style-name="Standard">
      <style:text-properties fo:font-weight="bold" officeooo:rsid="001928ff" officeooo:paragraph-rsid="001928ff" style:font-weight-asian="bold" style:font-weight-complex="bold"/>
    </style:style>
    <style:style style:name="P5" style:family="paragraph" style:parent-style-name="Standard">
      <style:text-properties fo:font-weight="normal" officeooo:rsid="001928ff" officeooo:paragraph-rsid="001928ff" style:font-weight-asian="normal" style:font-weight-complex="normal"/>
    </style:style>
    <style:style style:name="T1" style:family="text">
      <style:text-properties officeooo:rsid="001928ff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kathon AGRO</text:p>
      <text:p text:style-name="P1"/>
      <text:p text:style-name="P2"><text:span text:style-name="T1">FAZER PERGUNTAS ABERTAS!</text:span></text:p>
      <text:p text:style-name="P2"/>
      <text:p text:style-name="P3">QUAIS SAO OS PRINCIPAIS PROBLEMAS/MAQUINAS ?</text:p>
      <text:p text:style-name="P3"/>
      <text:p text:style-name="P4">O DETALHE QUE VAI FAZER A DIFERENÇA!</text:p>
      <text:p text:style-name="P4"/>
      <text:p text:style-name="P5">QUAIS SAO OS PERIODOS DE UTILIZAÇÃO?</text:p>
      <text:p text:style-name="P5"/>
      <text:p text:style-name="P5"/>
      <text:p text:style-name="P5"/>
      <text:p text:style-name="P5">CUSTO DE MANUTENCAO É UM DOS MAIORES CUSTOS TECNICOS DA LAVOURA!</text:p>
      <text:p text:style-name="P5">NUMERO DE HORAS MAQUINA!</text:p>
      <text:p text:style-name="P5">GRANDE CUSTO DE MAQUINAS!</text:p>
      <text:p text:style-name="P5"/>
      <text:p text:style-name="P5"/>
      <text:p text:style-name="P5">PNEUS;</text:p>
      <text:p text:style-name="P5">LAVAR EQUIPAMENTOS;</text:p>
      <text:p text:style-name="P5">CHECKLIST DAS MAQUINAS/ DIARIO DE BORDO;</text:p>
      <text:p text:style-name="P5">NEESSIDADES BASICAS NA HORA DE UTILIZAÇÃO;</text:p>
      <text:p text:style-name="P5">NOTAS DE PRESSAO;</text:p>
      <text:p text:style-name="P5">SISTEMAS DE VENTILAÇÃO OK?</text:p>
      <text:p text:style-name="P5">TODOS OS TANQUES LIMPOS?</text:p>
      <text:p text:style-name="P5">BICOS DE PULVERIZAÇÃO OK?</text:p>
      <text:p text:style-name="P5">BASE DE DADOS COM ESSAS INFORMAÇÕES!</text:p>
      <text:p text:style-name="P5"/>
      <text:p text:style-name="P5"/>
      <text:p text:style-name="P5">PORQUE FAZER ISSO?</text:p>
      <text:p text:style-name="P5">PQ PARECE ESTAR BOM, DAÍ NAO PRECISA;</text:p>
      <text:p text:style-name="P5">FALSO DOMINIO DO SABER;</text:p>
      <text:p text:style-name="P5">PODE PERDER UMA JANELA DE PLANTIO/COLHEITA;</text:p>
      <text:p text:style-name="P5">PODE ESTAR DESREGULADO O PULVERIZADOR;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5:59:59.184308971</meta:creation-date>
    <dc:date>2020-12-04T19:50:26.712702825</dc:date>
    <meta:editing-duration>PT16M52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104" meta:character-count="661" meta:non-whitespace-character-count="579"/>
  </office:meta>
</office:document-meta>
</file>